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 style:may-break-between-rows="false"/>
    </style:style>
    <style:style style:name="Table1.A" style:family="table-column">
      <style:table-column-properties style:column-width="3.125in" style:rel-column-width="4500*"/>
    </style:style>
    <style:style style:name="Table1.B" style:family="table-column">
      <style:table-column-properties style:column-width="3.5681in" style:rel-column-width="513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004477" officeooo:paragraph-rsid="00004477"/>
    </style:style>
    <style:style style:name="P3" style:family="paragraph" style:parent-style-name="Standard">
      <style:paragraph-properties fo:text-align="center" style:justify-single-word="false"/>
      <style:text-properties officeooo:rsid="00004477" officeooo:paragraph-rsid="00004477"/>
    </style:style>
    <style:style style:name="P4" style:family="paragraph" style:parent-style-name="Standard">
      <style:paragraph-properties fo:text-align="justify" style:justify-single-word="false"/>
      <style:text-properties officeooo:rsid="00004477" officeooo:paragraph-rsid="00004477"/>
    </style:style>
    <style:style style:name="P5" style:family="paragraph" style:parent-style-name="Standard">
      <style:text-properties officeooo:paragraph-rsid="00004477"/>
    </style:style>
    <style:style style:name="P6" style:family="paragraph" style:parent-style-name="Standard">
      <style:text-properties officeooo:paragraph-rsid="00078689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004477" officeooo:paragraph-rsid="00004477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004477" officeooo:paragraph-rsid="0002af9b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008359" officeooo:paragraph-rsid="00008359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008359" officeooo:paragraph-rsid="0002af9b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00d01d" officeooo:paragraph-rsid="0002af9b"/>
    </style:style>
    <style:style style:name="P12" style:family="paragraph" style:parent-style-name="Table_20_Contents">
      <style:paragraph-properties fo:text-align="center" style:justify-single-word="false"/>
      <style:text-properties officeooo:rsid="0002af9b" officeooo:paragraph-rsid="00078689"/>
    </style:style>
    <style:style style:name="P13" style:family="paragraph" style:parent-style-name="Table_20_Contents">
      <style:paragraph-properties fo:text-align="center" style:justify-single-word="false"/>
      <style:text-properties officeooo:rsid="000bcabe" officeooo:paragraph-rsid="000bcabe"/>
    </style:style>
    <style:style style:name="P14" style:family="paragraph" style:parent-style-name="Table_20_Heading">
      <style:text-properties officeooo:rsid="0002af9b" officeooo:paragraph-rsid="00078689"/>
    </style:style>
    <style:style style:name="T1" style:family="text">
      <style:text-properties officeooo:rsid="00004477"/>
    </style:style>
    <style:style style:name="T2" style:family="text">
      <style:text-properties officeooo:rsid="00008359"/>
    </style:style>
    <style:style style:name="T3" style:family="text">
      <style:text-properties officeooo:rsid="0000d01d"/>
    </style:style>
    <style:style style:name="T4" style:family="text">
      <style:text-properties officeooo:rsid="00078689"/>
    </style:style>
    <style:style style:name="T5" style:family="text">
      <style:text-properties officeooo:rsid="000a685c"/>
    </style:style>
    <style:style style:name="T6" style:family="text">
      <style:text-properties officeooo:rsid="000bcabe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ilgin AKSOY</text:p>
      <text:p text:style-name="P2">2252286</text:p>
      <text:p text:style-name="P5"><text:span text:style-name="T1">MMI 713 </text:span>Applied Parallel Programming On G<text:span text:style-name="T5">PU</text:span></text:p>
      <text:p text:style-name="P5"/>
      <text:p text:style-name="P3">REPORT<text:span text:style-name="T6">(Assignment -1</text:span>)</text:p>
      <text:p text:style-name="P4"/>
      <text:list xml:id="list6674382381636165530" text:style-name="L1">
        <text:list-item>
          <text:p text:style-name="P7">Problem Definition : <text:span text:style-name="T6">In</text:span> the exercise, <text:span text:style-name="T6">I implemented a matrix multiplication algorithm.</text:span>. <text:s/></text:p>
          <text:p text:style-name="P7"/>
        </text:list-item>
        <text:list-item>
          <text:p text:style-name="P7">Algorithm Description : <text:s/><text:span text:style-name="T6">The</text:span> algorithm is a straightforward one that <text:span text:style-name="T2">summing each result matrix element in a separate thread. Each thread multiply and sum each row and each column independently. </text:span></text:p>
          <text:list>
            <text:list-header>
              <text:p text:style-name="P9"><text:s/></text:p>
            </text:list-header>
          </text:list>
          <text:p text:style-name="P7"/>
        </text:list-item>
        <text:list-item>
          <text:p text:style-name="P7">Different size matrices (Benchmarking) : <text:span text:style-name="T6">I searched and tried many different approaches but <text:s/>I couldn't implemented an algorithm which can also deal with <text:s/>non-square matrices. I also provide an erroneous algorithm for non-square matrices too. </text:span></text:p>
          <text:p text:style-name="P7"/>
        </text:list-item>
        <text:list-item>
          <text:p text:style-name="P7">Pros-Cons of Solution : <text:span text:style-name="T6">The algorithm can't multiply non-square matrices.</text:span></text:p>
          <text:p text:style-name="P7"/>
        </text:list-item>
        <text:list-item>
          <text:p text:style-name="P7">Discussion : <text:s/><text:span text:style-name="T6">While increasing matrix size, the calculation time didn't increased as expected. </text:span></text:p>
          <text:p text:style-name="P7"/>
        </text:list-item>
        <text:list-item>
          <text:p text:style-name="P8">Environment : </text:p>
          <text:list>
            <text:list-item>
              <text:p text:style-name="P10">AMD Ryzen 7 1700 CPU</text:p>
            </text:list-item>
            <text:list-item>
              <text:p text:style-name="P10">32 Gb RAM</text:p>
            </text:list-item>
            <text:list-item>
              <text:p text:style-name="P10">GTX 1070 GPU 8 Gb RAM</text:p>
            </text:list-item>
            <text:list-item>
              <text:p text:style-name="P10">CUDA 8 - <text:span text:style-name="T3">NVCC 8.0.61</text:span></text:p>
            </text:list-item>
            <text:list-item>
              <text:p text:style-name="P10">Ubuntu <text:span text:style-name="T3">14.04</text:span></text:p>
            </text:list-item>
            <text:list-item>
              <text:p text:style-name="P11">GCC 4.8.4</text:p>
            </text:list-item>
            <text:list-item>
              <text:p text:style-name="P11">I used CMake(2.8.12.2) as build generator and GNU Make (3.81) as builder.</text:p>
            </text:list-item>
          </text:list>
          <text:p text:style-name="P7"/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table:number-columns-spanned="2" office:value-type="string">
              <text:p text:style-name="P14">Matrix <text:span text:style-name="T4">Multiplication</text:span></text:p>
            </table:table-cell>
            <table:covered-table-cell/>
          </table:table-row>
        </table:table-header-rows>
        <table:table-row>
          <table:table-cell table:style-name="Table1.A2" office:value-type="string">
            <text:p text:style-name="P12">Matrix-Vector Sizes</text:p>
          </table:table-cell>
          <table:table-cell table:style-name="Table1.B2" office:value-type="string">
            <text:p text:style-name="P13">Time(ms)</text:p>
          </table:table-cell>
        </table:table-row>
        <table:table-row>
          <table:table-cell table:style-name="Table1.A2" office:value-type="string">
            <text:p text:style-name="P13">5x5</text:p>
          </table:table-cell>
          <table:table-cell table:style-name="Table1.B2" office:value-type="string">
            <text:p text:style-name="P13">0.49</text:p>
          </table:table-cell>
        </table:table-row>
        <table:table-row>
          <table:table-cell table:style-name="Table1.A2" office:value-type="string">
            <text:p text:style-name="P13">15x15</text:p>
          </table:table-cell>
          <table:table-cell table:style-name="Table1.B2" office:value-type="string">
            <text:p text:style-name="P13">0.57</text:p>
          </table:table-cell>
        </table:table-row>
        <table:table-row>
          <table:table-cell table:style-name="Table1.A2" office:value-type="string">
            <text:p text:style-name="P13">25x25</text:p>
          </table:table-cell>
          <table:table-cell table:style-name="Table1.B2" office:value-type="string">
            <text:p text:style-name="P13">0.56</text:p>
          </table:table-cell>
        </table:table-row>
        <table:table-row>
          <table:table-cell table:style-name="Table1.A2" office:value-type="string">
            <text:p text:style-name="P13">30x30</text:p>
          </table:table-cell>
          <table:table-cell table:style-name="Table1.B2" office:value-type="string">
            <text:p text:style-name="P13">0.66</text:p>
          </table:table-cell>
        </table:table-row>
        <table:table-row>
          <table:table-cell table:style-name="Table1.A2" office:value-type="string">
            <text:p text:style-name="P13">40x40</text:p>
          </table:table-cell>
          <table:table-cell table:style-name="Table1.B2" office:value-type="string">
            <text:p text:style-name="P13">0.57</text:p>
          </table:table-cell>
        </table:table-row>
        <table:table-row>
          <table:table-cell table:style-name="Table1.A2" office:value-type="string">
            <text:p text:style-name="P13">50x50</text:p>
          </table:table-cell>
          <table:table-cell table:style-name="Table1.B2" office:value-type="string">
            <text:p text:style-name="P13">0.55</text:p>
          </table:table-cell>
        </table:table-row>
        <table:table-row>
          <table:table-cell table:style-name="Table1.A2" office:value-type="string">
            <text:p text:style-name="P13">60x60</text:p>
          </table:table-cell>
          <table:table-cell table:style-name="Table1.B2" office:value-type="string">
            <text:p text:style-name="P13">0.49</text:p>
          </table:table-cell>
        </table:table-row>
      </table:table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8:40:45.609931069</meta:creation-date>
    <dc:date>2017-10-22T20:10:24.926650718</dc:date>
    <meta:editing-duration>PT1H18M30S</meta:editing-duration>
    <meta:editing-cycles>7</meta:editing-cycles>
    <meta:generator>LibreOffice/4.2.8.2$Linux_X86_64 LibreOffice_project/420m0$Build-2</meta:generator>
    <meta:document-statistic meta:table-count="1" meta:image-count="0" meta:object-count="0" meta:page-count="1" meta:paragraph-count="37" meta:word-count="182" meta:character-count="1109" meta:non-whitespace-character-count="950"/>
  </office:meta>
</office:document-meta>
</file>